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300000219E2CDAEC91E430044.png" manifest:media-type="image/png"/>
  <manifest:file-entry manifest:full-path="Pictures/100000000000040E000000A97D74F758CEFB4C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378" officeooo:paragraph-rsid="0012d3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2</text:p>
      <text:p text:style-name="P1"><draw:frame draw:style-name="fr1" draw:name="Figura1" text:anchor-type="paragraph" svg:width="17cm" svg:height="9.479cm" draw:z-index="0"><draw:image xlink:href="Pictures/10000000000003C300000219E2CDAEC91E430044.png" xlink:type="simple" xlink:show="embed" xlink:actuate="onLoad"/></draw:frame></text:p>
      <text:p text:style-name="P1"><draw:frame draw:style-name="fr1" draw:name="Figura2" text:anchor-type="paragraph" svg:width="17cm" svg:height="2.768cm" draw:z-index="1"><draw:image xlink:href="Pictures/100000000000040E000000A97D74F758CEFB4CCB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43:04.736000000</meta:creation-date>
    <dc:date>2018-04-06T11:56:29.405000000</dc:date>
    <meta:editing-duration>PT13M2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2" meta:non-whitespace-character-count="2"/>
  </office:meta>
</office:document-meta>
</file>